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db18" officeooo:paragraph-rsid="0003db18"/>
    </style:style>
    <style:style style:name="P2" style:family="paragraph" style:parent-style-name="Standard">
      <style:text-properties officeooo:rsid="00047b2b" officeooo:paragraph-rsid="00047b2b"/>
    </style:style>
    <style:style style:name="T1" style:family="text">
      <style:text-properties officeooo:rsid="0003db18"/>
    </style:style>
    <style:style style:name="T2" style:family="text">
      <style:text-properties officeooo:rsid="00047b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: <text:span text:style-name="T1">are you B, right?</text:span></text:p>
      <text:p text:style-name="Standard"/>
      <text:p text:style-name="P1">B: A! Oh my god, it’s been along time i didn’t meet you when I graduated in high school</text:p>
      <text:p text:style-name="P1"/>
      <text:p text:style-name="P1">A: yeah! Me too? How’s it going? </text:p>
      <text:p text:style-name="P1"/>
      <text:p text:style-name="P1">B: I am ok! I get a job at big import company in england. How about you?</text:p>
      <text:p text:style-name="P1"/>
      <text:p text:style-name="P1">A: <text:s/>I am manager in a local bank, I have a twist girl! They are so gorgeous. I am happy with</text:p>
      <text:p text:style-name="P1">my life. You are <text:span text:style-name="T2">married, aren’t you?</text:span></text:p>
      <text:p text:style-name="P1"/>
      <text:p text:style-name="P1">B: <text:s/><text:span text:style-name="T2">well! You know, I have looked forward to my wife come :))</text:span></text:p>
      <text:p text:style-name="P1"/>
      <text:p text:style-name="P2">A: oh, I see!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2:43:07.875050607</meta:creation-date>
    <dc:date>2018-10-19T22:57:37.914171081</dc:date>
    <meta:editing-duration>PT4M10S</meta:editing-duration>
    <meta:editing-cycles>1</meta:editing-cycles>
    <meta:document-statistic meta:table-count="0" meta:image-count="0" meta:object-count="0" meta:page-count="1" meta:paragraph-count="8" meta:word-count="93" meta:character-count="416" meta:non-whitespace-character-count="327"/>
    <meta:generator>LibreOffice/5.1.6.2$Linux_X86_64 LibreOffice_project/10m0$Build-2</meta:generator>
  </office:meta>
</office:document-meta>
</file>